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2.879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956cm"/>
    </style:style>
    <style:style style:name="co6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  <style:text-properties fo:font-style="normal" style:font-style-asian="normal" style:font-style-complex="normal"/>
    </style:style>
    <style:style style:name="ce7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  <style:text-properties fo:font-style="normal" style:font-style-asian="normal" style:font-style-complex="normal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">
      <style:table-cell-properties fo:background-color="#ffd8ce" style:text-align-source="fix" style:repeat-content="false" fo:border="0.74pt solid #000000"/>
      <style:paragraph-properties fo:text-align="center" fo:margin-left="0cm"/>
      <style:text-properties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acket Size</text:p>
          </table:table-cell>
          <table:table-cell table:style-name="ce2" office:value-type="string" calcext:value-type="string">
            <text:p>Total Packets</text:p>
          </table:table-cell>
          <table:table-cell table:style-name="ce2" office:value-type="string" calcext:value-type="string">
            <text:p>Lost</text:p>
          </table:table-cell>
          <table:table-cell table:style-name="ce2" office:value-type="string" calcext:value-type="string">
            <text:p>Lost Ratio</text:p>
          </table:table-cell>
          <table:table-cell table:style-name="ce2" office:value-type="string" calcext:value-type="string">
            <text:p>File transferred</text:p>
          </table:table-cell>
          <table:table-cell table:style-name="ce2" office:value-type="string" calcext:value-type="string">
            <text:p>CPU Idle</text:p>
          </table:table-cell>
          <table:table-cell table:style-name="ce2" office:value-type="string" calcext:value-type="string">
            <text:p>Throughput</text:p>
          </table:table-cell>
          <table:table-cell table:style-name="ce2" office:value-type="string" calcext:value-type="string">
            <text:p>eBPF</text:p>
          </table:table-cell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Experience 7 March 2024</text:p>
          </table:table-cell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1472B</text:p>
          </table:table-cell>
          <table:table-cell table:style-name="ce6" office:value-type="float" office:value="729444" calcext:value-type="float">
            <text:p>729444</text:p>
          </table:table-cell>
          <table:table-cell table:style-name="ce6" office:value-type="float" office:value="209922" calcext:value-type="float">
            <text:p>209922</text:p>
          </table:table-cell>
          <table:table-cell table:style-name="ce7" table:formula="of:=[.F5]/[.E5]" office:value-type="percentage" office:value="0.28778357214536" calcext:value-type="percentage">
            <text:p>28.78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70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string" calcext:value-type="string">
            <text:p>ARM</text:p>
          </table:table-cell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1440B</text:p>
          </table:table-cell>
          <table:table-cell table:style-name="ce6" office:value-type="float" office:value="745625" calcext:value-type="float">
            <text:p>745625</text:p>
          </table:table-cell>
          <table:table-cell table:style-name="ce6" office:value-type="float" office:value="216309" calcext:value-type="float">
            <text:p>216309</text:p>
          </table:table-cell>
          <table:table-cell table:style-name="ce7" table:formula="of:=[.F6]/[.E6]" office:value-type="percentage" office:value="0.290104274937133" calcext:value-type="percentage">
            <text:p>29.01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68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1344B</text:p>
          </table:table-cell>
          <table:table-cell table:style-name="ce6" office:value-type="float" office:value="798907" calcext:value-type="float">
            <text:p>798907</text:p>
          </table:table-cell>
          <table:table-cell table:style-name="ce6" office:value-type="float" office:value="271505" calcext:value-type="float">
            <text:p>271505</text:p>
          </table:table-cell>
          <table:table-cell table:style-name="ce7" table:formula="of:=[.F7]/[.E7]" office:value-type="percentage" office:value="0.339845564001818" calcext:value-type="percentage">
            <text:p>33.98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65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1216B</text:p>
          </table:table-cell>
          <table:table-cell table:style-name="ce6" office:value-type="float" office:value="882994" calcext:value-type="float">
            <text:p>882994</text:p>
          </table:table-cell>
          <table:table-cell table:style-name="ce6" office:value-type="float" office:value="433620" calcext:value-type="float">
            <text:p>433620</text:p>
          </table:table-cell>
          <table:table-cell table:style-name="ce7" table:formula="of:=[.F8]/[.E8]" office:value-type="percentage" office:value="0.4910792145813" calcext:value-type="percentage">
            <text:p>49.11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8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1114B</text:p>
          </table:table-cell>
          <table:table-cell table:style-name="ce6" office:value-type="float" office:value="963862" calcext:value-type="float">
            <text:p>963862</text:p>
          </table:table-cell>
          <table:table-cell table:style-name="ce6" office:value-type="float" office:value="586337" calcext:value-type="float">
            <text:p>586337</text:p>
          </table:table-cell>
          <table:table-cell table:style-name="ce7" table:formula="of:=[.F9]/[.E9]" office:value-type="percentage" office:value="0.608320485712685" calcext:value-type="percentage">
            <text:p>60.83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5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1088B</text:p>
          </table:table-cell>
          <table:table-cell table:style-name="ce6" office:value-type="float" office:value="986887" calcext:value-type="float">
            <text:p>986887</text:p>
          </table:table-cell>
          <table:table-cell table:style-name="ce6" office:value-type="float" office:value="680858" calcext:value-type="float">
            <text:p>680858</text:p>
          </table:table-cell>
          <table:table-cell table:style-name="ce7" table:formula="of:=[.F10]/[.E10]" office:value-type="percentage" office:value="0.689904720601244" calcext:value-type="percentage">
            <text:p>68.99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35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1024B</text:p>
          </table:table-cell>
          <table:table-cell table:style-name="ce6" office:value-type="float" office:value="1048541" calcext:value-type="float">
            <text:p>1048541</text:p>
          </table:table-cell>
          <table:table-cell table:style-name="ce6" office:value-type="float" office:value="746873" calcext:value-type="float">
            <text:p>746873</text:p>
          </table:table-cell>
          <table:table-cell table:style-name="ce7" table:formula="of:=[.F11]/[.E11]" office:value-type="percentage" office:value="0.712297373207152" calcext:value-type="percentage">
            <text:p>71.23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0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960B</text:p>
          </table:table-cell>
          <table:table-cell table:style-name="ce6" office:value-type="float" office:value="1118480" calcext:value-type="float">
            <text:p>1118480</text:p>
          </table:table-cell>
          <table:table-cell table:style-name="ce6" office:value-type="float" office:value="908109" calcext:value-type="float">
            <text:p>908109</text:p>
          </table:table-cell>
          <table:table-cell table:style-name="ce7" table:formula="of:=[.F12]/[.E12]" office:value-type="percentage" office:value="0.81191348973607" calcext:value-type="percentage">
            <text:p>81.19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47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832B</text:p>
          </table:table-cell>
          <table:table-cell table:style-name="ce6" office:value-type="float" office:value="1290516" calcext:value-type="float">
            <text:p>1290516</text:p>
          </table:table-cell>
          <table:table-cell table:style-name="ce6" office:value-type="float" office:value="1081119" calcext:value-type="float">
            <text:p>1081119</text:p>
          </table:table-cell>
          <table:table-cell table:style-name="ce7" table:formula="of:=[.F13]/[.E13]" office:value-type="percentage" office:value="0.837741647527036" calcext:value-type="percentage">
            <text:p>83.77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415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704B</text:p>
          </table:table-cell>
          <table:table-cell table:style-name="ce6" office:value-type="float" office:value="1525114" calcext:value-type="float">
            <text:p>1525114</text:p>
          </table:table-cell>
          <table:table-cell table:style-name="ce6" office:value-type="float" office:value="1301552" calcext:value-type="float">
            <text:p>1301552</text:p>
          </table:table-cell>
          <table:table-cell table:style-name="ce7" table:formula="of:=[.F14]/[.E14]" office:value-type="percentage" office:value="0.853412925197723" calcext:value-type="percentage">
            <text:p>85.34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35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512B</text:p>
          </table:table-cell>
          <table:table-cell table:style-name="ce6" office:value-type="float" office:value="2097056" calcext:value-type="float">
            <text:p>2097056</text:p>
          </table:table-cell>
          <table:table-cell table:style-name="ce6" office:value-type="float" office:value="1806230" calcext:value-type="float">
            <text:p>1806230</text:p>
          </table:table-cell>
          <table:table-cell table:style-name="ce7" table:formula="of:=[.F15]/[.E15]" office:value-type="percentage" office:value="0.861317008224864" calcext:value-type="percentage">
            <text:p>86.13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26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acket Size</text:p>
          </table:table-cell>
          <table:table-cell table:style-name="ce2" office:value-type="string" calcext:value-type="string">
            <text:p>Total Packets</text:p>
          </table:table-cell>
          <table:table-cell table:style-name="ce2" office:value-type="string" calcext:value-type="string">
            <text:p>Lost</text:p>
          </table:table-cell>
          <table:table-cell table:style-name="ce2" office:value-type="string" calcext:value-type="string">
            <text:p>Lost Ratio</text:p>
          </table:table-cell>
          <table:table-cell table:style-name="ce2" office:value-type="string" calcext:value-type="string">
            <text:p>File transferred</text:p>
          </table:table-cell>
          <table:table-cell table:style-name="ce2" office:value-type="string" calcext:value-type="string">
            <text:p>CPU Idle</text:p>
          </table:table-cell>
          <table:table-cell table:style-name="ce2" office:value-type="string" calcext:value-type="string">
            <text:p>Throughput</text:p>
          </table:table-cell>
          <table:table-cell table:style-name="ce2" office:value-type="string" calcext:value-type="string">
            <text:p>eBPF</text:p>
          </table:table-cell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Experience 7 March 2024</text:p>
          </table:table-cell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1472B</text:p>
          </table:table-cell>
          <table:table-cell table:style-name="ce6" office:value-type="float" office:value="729403" calcext:value-type="float">
            <text:p>729403</text:p>
          </table:table-cell>
          <table:table-cell table:style-name="ce6" office:value-type="float" office:value="3012" calcext:value-type="float">
            <text:p>3012</text:p>
          </table:table-cell>
          <table:table-cell table:style-name="ce7" table:formula="of:=[.F17]/[.E17]" office:value-type="percentage" office:value="0.00412940445816647" calcext:value-type="percentage">
            <text:p>0.41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8" office:value-type="string" calcext:value-type="string">
            <text:p>90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string" calcext:value-type="string">
            <text:p>ARM</text:p>
          </table:table-cell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1440B</text:p>
          </table:table-cell>
          <table:table-cell table:style-name="ce6" office:value-type="float" office:value="745615" calcext:value-type="float">
            <text:p>745615</text:p>
          </table:table-cell>
          <table:table-cell table:style-name="ce6" office:value-type="float" office:value="59812" calcext:value-type="float">
            <text:p>59812</text:p>
          </table:table-cell>
          <table:table-cell table:style-name="ce7" table:formula="of:=[.F18]/[.E18]" office:value-type="percentage" office:value="0.0802183432468499" calcext:value-type="percentage">
            <text:p>8.02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86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1344B</text:p>
          </table:table-cell>
          <table:table-cell table:style-name="ce6" office:value-type="float" office:value="798892" calcext:value-type="float">
            <text:p>798892</text:p>
          </table:table-cell>
          <table:table-cell table:style-name="ce6" office:value-type="float" office:value="84814" calcext:value-type="float">
            <text:p>84814</text:p>
          </table:table-cell>
          <table:table-cell table:style-name="ce7" table:formula="of:=[.F19]/[.E19]" office:value-type="percentage" office:value="0.106164537884971" calcext:value-type="percentage">
            <text:p>10.62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80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1216B</text:p>
          </table:table-cell>
          <table:table-cell table:style-name="ce6" office:value-type="float" office:value="883012" calcext:value-type="float">
            <text:p>883012</text:p>
          </table:table-cell>
          <table:table-cell table:style-name="ce6" office:value-type="float" office:value="95900" calcext:value-type="float">
            <text:p>95900</text:p>
          </table:table-cell>
          <table:table-cell table:style-name="ce7" table:formula="of:=[.F20]/[.E20]" office:value-type="percentage" office:value="0.1086055455645" calcext:value-type="percentage">
            <text:p>10.86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73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1114B</text:p>
          </table:table-cell>
          <table:table-cell table:style-name="ce6" office:value-type="float" office:value="963862" calcext:value-type="float">
            <text:p>963862</text:p>
          </table:table-cell>
          <table:table-cell table:style-name="ce6" office:value-type="float" office:value="180052" calcext:value-type="float">
            <text:p>180052</text:p>
          </table:table-cell>
          <table:table-cell table:style-name="ce7" table:formula="of:=[.F21]/[.E21]" office:value-type="percentage" office:value="0.186802675071743" calcext:value-type="percentage">
            <text:p>18.68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67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1088B</text:p>
          </table:table-cell>
          <table:table-cell table:style-name="ce6" office:value-type="float" office:value="986859" calcext:value-type="float">
            <text:p>986859</text:p>
          </table:table-cell>
          <table:table-cell table:style-name="ce6" office:value-type="float" office:value="200068" calcext:value-type="float">
            <text:p>200068</text:p>
          </table:table-cell>
          <table:table-cell table:style-name="ce7" table:formula="of:=[.F22]/[.E22]" office:value-type="percentage" office:value="0.202732102559738" calcext:value-type="percentage">
            <text:p>20.27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65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1024B</text:p>
          </table:table-cell>
          <table:table-cell table:style-name="ce6" office:value-type="float" office:value="1048559" calcext:value-type="float">
            <text:p>1048559</text:p>
          </table:table-cell>
          <table:table-cell table:style-name="ce6" office:value-type="float" office:value="224257" calcext:value-type="float">
            <text:p>224257</text:p>
          </table:table-cell>
          <table:table-cell table:style-name="ce7" table:formula="of:=[.F23]/[.E23]" office:value-type="percentage" office:value="0.213871608559938" calcext:value-type="percentage">
            <text:p>21.39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62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960B</text:p>
          </table:table-cell>
          <table:table-cell table:style-name="ce6" office:value-type="float" office:value="1118437" calcext:value-type="float">
            <text:p>1118437</text:p>
          </table:table-cell>
          <table:table-cell table:style-name="ce6" office:value-type="float" office:value="240622" calcext:value-type="float">
            <text:p>240622</text:p>
          </table:table-cell>
          <table:table-cell table:style-name="ce7" table:formula="of:=[.F24]/[.E24]" office:value-type="percentage" office:value="0.215141308808632" calcext:value-type="percentage">
            <text:p>21.51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8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832B</text:p>
          </table:table-cell>
          <table:table-cell table:style-name="ce6" office:value-type="float" office:value="1290531" calcext:value-type="float">
            <text:p>1290531</text:p>
          </table:table-cell>
          <table:table-cell table:style-name="ce6" office:value-type="float" office:value="560898" calcext:value-type="float">
            <text:p>560898</text:p>
          </table:table-cell>
          <table:table-cell table:style-name="ce7" table:formula="of:=[.F25]/[.E25]" office:value-type="percentage" office:value="0.434625747076204" calcext:value-type="percentage">
            <text:p>43.46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0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704B</text:p>
          </table:table-cell>
          <table:table-cell table:style-name="ce6" office:value-type="float" office:value="1525168" calcext:value-type="float">
            <text:p>1525168</text:p>
          </table:table-cell>
          <table:table-cell table:style-name="ce6" office:value-type="float" office:value="815991" calcext:value-type="float">
            <text:p>815991</text:p>
          </table:table-cell>
          <table:table-cell table:style-name="ce7" table:formula="of:=[.F26]/[.E26]" office:value-type="percentage" office:value="0.535017125982187" calcext:value-type="percentage">
            <text:p>53.5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43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900Mbps</text:p>
          </table:table-cell>
          <table:table-cell table:style-name="ce5" office:value-type="string" calcext:value-type="string">
            <text:p>512B</text:p>
          </table:table-cell>
          <table:table-cell table:style-name="ce6" office:value-type="float" office:value="2097081" calcext:value-type="float">
            <text:p>2097081</text:p>
          </table:table-cell>
          <table:table-cell table:style-name="ce6" office:value-type="float" office:value="1204717" calcext:value-type="float">
            <text:p>1204717</text:p>
          </table:table-cell>
          <table:table-cell table:style-name="ce7" table:formula="of:=[.F27]/[.E27]" office:value-type="percentage" office:value="0.574473279763633" calcext:value-type="percentage">
            <text:p>57.45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31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10"/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acket Size</text:p>
          </table:table-cell>
          <table:table-cell table:style-name="ce2" office:value-type="string" calcext:value-type="string">
            <text:p>Total Packets</text:p>
          </table:table-cell>
          <table:table-cell table:style-name="ce2" office:value-type="string" calcext:value-type="string">
            <text:p>Lost</text:p>
          </table:table-cell>
          <table:table-cell table:style-name="ce2" office:value-type="string" calcext:value-type="string">
            <text:p>Lost Ratio</text:p>
          </table:table-cell>
          <table:table-cell table:style-name="ce2" office:value-type="string" calcext:value-type="string">
            <text:p>File transferred</text:p>
          </table:table-cell>
          <table:table-cell table:style-name="ce2" office:value-type="string" calcext:value-type="string">
            <text:p>CPU Idle</text:p>
          </table:table-cell>
          <table:table-cell table:style-name="ce2" office:value-type="string" calcext:value-type="string">
            <text:p>Throughput</text:p>
          </table:table-cell>
          <table:table-cell table:style-name="ce2" office:value-type="string" calcext:value-type="string">
            <text:p>eBPF</text:p>
          </table:table-cell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Experience 7 March 2024</text:p>
          </table:table-cell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1472B</text:p>
          </table:table-cell>
          <table:table-cell table:style-name="ce6" office:value-type="float" office:value="729444" calcext:value-type="float">
            <text:p>729444</text:p>
          </table:table-cell>
          <table:table-cell table:style-name="ce6" office:value-type="float" office:value="89922" calcext:value-type="float">
            <text:p>89922</text:p>
          </table:table-cell>
          <table:table-cell table:style-name="ce7" table:formula="of:=[.F30]/[.E30]" office:value-type="percentage" office:value="0.123274713343314" calcext:value-type="percentage">
            <text:p>12.33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70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string" calcext:value-type="string">
            <text:p>ARM</text:p>
          </table:table-cell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1440B</text:p>
          </table:table-cell>
          <table:table-cell table:style-name="ce6" office:value-type="float" office:value="745625" calcext:value-type="float">
            <text:p>745625</text:p>
          </table:table-cell>
          <table:table-cell table:style-name="ce6" office:value-type="float" office:value="106309" calcext:value-type="float">
            <text:p>106309</text:p>
          </table:table-cell>
          <table:table-cell table:style-name="ce7" table:formula="of:=[.F31]/[.E31]" office:value-type="percentage" office:value="0.142577032690696" calcext:value-type="percentage">
            <text:p>14.26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68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1344B</text:p>
          </table:table-cell>
          <table:table-cell table:style-name="ce6" office:value-type="float" office:value="798907" calcext:value-type="float">
            <text:p>798907</text:p>
          </table:table-cell>
          <table:table-cell table:style-name="ce6" office:value-type="float" office:value="151505" calcext:value-type="float">
            <text:p>151505</text:p>
          </table:table-cell>
          <table:table-cell table:style-name="ce7" table:formula="of:=[.F32]/[.E32]" office:value-type="percentage" office:value="0.18964034612289" calcext:value-type="percentage">
            <text:p>18.96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65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1216B</text:p>
          </table:table-cell>
          <table:table-cell table:style-name="ce6" office:value-type="float" office:value="882994" calcext:value-type="float">
            <text:p>882994</text:p>
          </table:table-cell>
          <table:table-cell table:style-name="ce6" office:value-type="float" office:value="233620" calcext:value-type="float">
            <text:p>233620</text:p>
          </table:table-cell>
          <table:table-cell table:style-name="ce7" table:formula="of:=[.F33]/[.E33]" office:value-type="percentage" office:value="0.26457710924423" calcext:value-type="percentage">
            <text:p>26.46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8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1114B</text:p>
          </table:table-cell>
          <table:table-cell table:style-name="ce6" office:value-type="float" office:value="963862" calcext:value-type="float">
            <text:p>963862</text:p>
          </table:table-cell>
          <table:table-cell table:style-name="ce6" office:value-type="float" office:value="306337" calcext:value-type="float">
            <text:p>306337</text:p>
          </table:table-cell>
          <table:table-cell table:style-name="ce7" table:formula="of:=[.F34]/[.E34]" office:value-type="percentage" office:value="0.317822468361653" calcext:value-type="percentage">
            <text:p>31.78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5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1088B</text:p>
          </table:table-cell>
          <table:table-cell table:style-name="ce6" office:value-type="float" office:value="986887" calcext:value-type="float">
            <text:p>986887</text:p>
          </table:table-cell>
          <table:table-cell table:style-name="ce6" office:value-type="float" office:value="330858" calcext:value-type="float">
            <text:p>330858</text:p>
          </table:table-cell>
          <table:table-cell table:style-name="ce7" table:formula="of:=[.F35]/[.E35]" office:value-type="percentage" office:value="0.335254188169466" calcext:value-type="percentage">
            <text:p>33.53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35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1024B</text:p>
          </table:table-cell>
          <table:table-cell table:style-name="ce6" office:value-type="float" office:value="1048541" calcext:value-type="float">
            <text:p>1048541</text:p>
          </table:table-cell>
          <table:table-cell table:style-name="ce6" office:value-type="float" office:value="386873" calcext:value-type="float">
            <text:p>386873</text:p>
          </table:table-cell>
          <table:table-cell table:style-name="ce7" table:formula="of:=[.F36]/[.E36]" office:value-type="percentage" office:value="0.36896315928514" calcext:value-type="percentage">
            <text:p>36.9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0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960B</text:p>
          </table:table-cell>
          <table:table-cell table:style-name="ce6" office:value-type="float" office:value="1118480" calcext:value-type="float">
            <text:p>1118480</text:p>
          </table:table-cell>
          <table:table-cell table:style-name="ce6" office:value-type="float" office:value="458109" calcext:value-type="float">
            <text:p>458109</text:p>
          </table:table-cell>
          <table:table-cell table:style-name="ce7" table:formula="of:=[.F37]/[.E37]" office:value-type="percentage" office:value="0.40958175380874" calcext:value-type="percentage">
            <text:p>40.96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47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832B</text:p>
          </table:table-cell>
          <table:table-cell table:style-name="ce6" office:value-type="float" office:value="1290516" calcext:value-type="float">
            <text:p>1290516</text:p>
          </table:table-cell>
          <table:table-cell table:style-name="ce6" office:value-type="float" office:value="621119" calcext:value-type="float">
            <text:p>621119</text:p>
          </table:table-cell>
          <table:table-cell table:style-name="ce7" table:formula="of:=[.F38]/[.E38]" office:value-type="percentage" office:value="0.481295078867678" calcext:value-type="percentage">
            <text:p>48.13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415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704B</text:p>
          </table:table-cell>
          <table:table-cell table:style-name="ce6" office:value-type="float" office:value="1525114" calcext:value-type="float">
            <text:p>1525114</text:p>
          </table:table-cell>
          <table:table-cell table:style-name="ce6" office:value-type="float" office:value="921552" calcext:value-type="float">
            <text:p>921552</text:p>
          </table:table-cell>
          <table:table-cell table:style-name="ce7" table:formula="of:=[.F39]/[.E39]" office:value-type="percentage" office:value="0.60425122318725" calcext:value-type="percentage">
            <text:p>60.43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35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512B</text:p>
          </table:table-cell>
          <table:table-cell table:style-name="ce6" office:value-type="float" office:value="2097056" calcext:value-type="float">
            <text:p>2097056</text:p>
          </table:table-cell>
          <table:table-cell table:style-name="ce6" office:value-type="float" office:value="1416230" calcext:value-type="float">
            <text:p>1416230</text:p>
          </table:table-cell>
          <table:table-cell table:style-name="ce7" table:formula="of:=[.F40]/[.E40]" office:value-type="percentage" office:value="0.67534200326553" calcext:value-type="percentage">
            <text:p>67.53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26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acket Size</text:p>
          </table:table-cell>
          <table:table-cell table:style-name="ce2" office:value-type="string" calcext:value-type="string">
            <text:p>Total Packets</text:p>
          </table:table-cell>
          <table:table-cell table:style-name="ce2" office:value-type="string" calcext:value-type="string">
            <text:p>Lost</text:p>
          </table:table-cell>
          <table:table-cell table:style-name="ce2" office:value-type="string" calcext:value-type="string">
            <text:p>Lost Ratio</text:p>
          </table:table-cell>
          <table:table-cell table:style-name="ce2" office:value-type="string" calcext:value-type="string">
            <text:p>File transferred</text:p>
          </table:table-cell>
          <table:table-cell table:style-name="ce2" office:value-type="string" calcext:value-type="string">
            <text:p>CPU Idle</text:p>
          </table:table-cell>
          <table:table-cell table:style-name="ce2" office:value-type="string" calcext:value-type="string">
            <text:p>Throughput</text:p>
          </table:table-cell>
          <table:table-cell table:style-name="ce2" office:value-type="string" calcext:value-type="string">
            <text:p>eBPF</text:p>
          </table:table-cell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Experience 7 March 2024</text:p>
          </table:table-cell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1472B</text:p>
          </table:table-cell>
          <table:table-cell table:style-name="ce6" office:value-type="float" office:value="729403" calcext:value-type="float">
            <text:p>729403</text:p>
          </table:table-cell>
          <table:table-cell table:style-name="ce6" office:value-type="float" office:value="30" calcext:value-type="float">
            <text:p>30</text:p>
          </table:table-cell>
          <table:table-cell table:style-name="ce7" table:formula="of:=[.F42]/[.E42]" office:value-type="percentage" office:value="0.0000411295264757617" calcext:value-type="percentage">
            <text:p>0.0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8" office:value-type="string" calcext:value-type="string">
            <text:p>80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string" calcext:value-type="string">
            <text:p>ARM</text:p>
          </table:table-cell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1440B</text:p>
          </table:table-cell>
          <table:table-cell table:style-name="ce6" office:value-type="float" office:value="745615" calcext:value-type="float">
            <text:p>745615</text:p>
          </table:table-cell>
          <table:table-cell table:style-name="ce6" office:value-type="float" office:value="598" calcext:value-type="float">
            <text:p>598</text:p>
          </table:table-cell>
          <table:table-cell table:style-name="ce7" table:formula="of:=[.F43]/[.E43]" office:value-type="percentage" office:value="0.000802022491500305" calcext:value-type="percentage">
            <text:p>0.08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8" office:value-type="string" calcext:value-type="string">
            <text:p>80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1344B</text:p>
          </table:table-cell>
          <table:table-cell table:style-name="ce6" office:value-type="float" office:value="798892" calcext:value-type="float">
            <text:p>798892</text:p>
          </table:table-cell>
          <table:table-cell table:style-name="ce6" office:value-type="float" office:value="848" calcext:value-type="float">
            <text:p>848</text:p>
          </table:table-cell>
          <table:table-cell table:style-name="ce7" table:formula="of:=[.F44]/[.E44]" office:value-type="percentage" office:value="0.00106147013613855" calcext:value-type="percentage">
            <text:p>0.11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.02" calcext:value-type="percentage">
            <text:p>2.00%</text:p>
          </table:table-cell>
          <table:table-cell table:style-name="ce8" office:value-type="string" calcext:value-type="string">
            <text:p>80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1216B</text:p>
          </table:table-cell>
          <table:table-cell table:style-name="ce6" office:value-type="float" office:value="883012" calcext:value-type="float">
            <text:p>883012</text:p>
          </table:table-cell>
          <table:table-cell table:style-name="ce6" office:value-type="float" office:value="76619" calcext:value-type="float">
            <text:p>76619</text:p>
          </table:table-cell>
          <table:table-cell table:style-name="ce7" table:formula="of:=[.F45]/[.E45]" office:value-type="percentage" office:value="0.0867700552200876" calcext:value-type="percentage">
            <text:p>8.68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73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1114B</text:p>
          </table:table-cell>
          <table:table-cell table:style-name="ce6" office:value-type="float" office:value="963862" calcext:value-type="float">
            <text:p>963862</text:p>
          </table:table-cell>
          <table:table-cell table:style-name="ce6" office:value-type="float" office:value="157052" calcext:value-type="float">
            <text:p>157052</text:p>
          </table:table-cell>
          <table:table-cell table:style-name="ce7" table:formula="of:=[.F46]/[.E46]" office:value-type="percentage" office:value="0.162940337932194" calcext:value-type="percentage">
            <text:p>16.29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67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1088B</text:p>
          </table:table-cell>
          <table:table-cell table:style-name="ce6" office:value-type="float" office:value="986859" calcext:value-type="float">
            <text:p>986859</text:p>
          </table:table-cell>
          <table:table-cell table:style-name="ce6" office:value-type="float" office:value="180068" calcext:value-type="float">
            <text:p>180068</text:p>
          </table:table-cell>
          <table:table-cell table:style-name="ce7" table:formula="of:=[.F47]/[.E47]" office:value-type="percentage" office:value="0.182465782852464" calcext:value-type="percentage">
            <text:p>18.25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65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1024B</text:p>
          </table:table-cell>
          <table:table-cell table:style-name="ce6" office:value-type="float" office:value="1048559" calcext:value-type="float">
            <text:p>1048559</text:p>
          </table:table-cell>
          <table:table-cell table:style-name="ce6" office:value-type="float" office:value="241257" calcext:value-type="float">
            <text:p>241257</text:p>
          </table:table-cell>
          <table:table-cell table:style-name="ce7" table:formula="of:=[.F48]/[.E48]" office:value-type="percentage" office:value="0.230084334787074" calcext:value-type="percentage">
            <text:p>23.01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62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960B</text:p>
          </table:table-cell>
          <table:table-cell table:style-name="ce6" office:value-type="float" office:value="1118437" calcext:value-type="float">
            <text:p>1118437</text:p>
          </table:table-cell>
          <table:table-cell table:style-name="ce6" office:value-type="float" office:value="309622" calcext:value-type="float">
            <text:p>309622</text:p>
          </table:table-cell>
          <table:table-cell table:style-name="ce7" table:formula="of:=[.F49]/[.E49]" office:value-type="percentage" office:value="0.276834546782698" calcext:value-type="percentage">
            <text:p>27.68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8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832B</text:p>
          </table:table-cell>
          <table:table-cell table:style-name="ce6" office:value-type="float" office:value="1290531" calcext:value-type="float">
            <text:p>1290531</text:p>
          </table:table-cell>
          <table:table-cell table:style-name="ce6" office:value-type="float" office:value="479898" calcext:value-type="float">
            <text:p>479898</text:p>
          </table:table-cell>
          <table:table-cell table:style-name="ce7" table:formula="of:=[.F50]/[.E50]" office:value-type="percentage" office:value="0.371860885170523" calcext:value-type="percentage">
            <text:p>37.19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0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704B</text:p>
          </table:table-cell>
          <table:table-cell table:style-name="ce6" office:value-type="float" office:value="1525168" calcext:value-type="float">
            <text:p>1525168</text:p>
          </table:table-cell>
          <table:table-cell table:style-name="ce6" office:value-type="float" office:value="711991" calcext:value-type="float">
            <text:p>711991</text:p>
          </table:table-cell>
          <table:table-cell table:style-name="ce7" table:formula="of:=[.F51]/[.E51]" office:value-type="percentage" office:value="0.466827916662296" calcext:value-type="percentage">
            <text:p>46.68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43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800Mbps</text:p>
          </table:table-cell>
          <table:table-cell table:style-name="ce5" office:value-type="string" calcext:value-type="string">
            <text:p>512B</text:p>
          </table:table-cell>
          <table:table-cell table:style-name="ce6" office:value-type="float" office:value="2097081" calcext:value-type="float">
            <text:p>2097081</text:p>
          </table:table-cell>
          <table:table-cell table:style-name="ce6" office:value-type="float" office:value="1284717" calcext:value-type="float">
            <text:p>1284717</text:p>
          </table:table-cell>
          <table:table-cell table:style-name="ce7" table:formula="of:=[.F52]/[.E52]" office:value-type="percentage" office:value="0.612621543946085" calcext:value-type="percentage">
            <text:p>61.26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31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acket Size</text:p>
          </table:table-cell>
          <table:table-cell table:style-name="ce2" office:value-type="string" calcext:value-type="string">
            <text:p>Total Packets</text:p>
          </table:table-cell>
          <table:table-cell table:style-name="ce2" office:value-type="string" calcext:value-type="string">
            <text:p>Lost</text:p>
          </table:table-cell>
          <table:table-cell table:style-name="ce2" office:value-type="string" calcext:value-type="string">
            <text:p>Lost Ratio</text:p>
          </table:table-cell>
          <table:table-cell table:style-name="ce2" office:value-type="string" calcext:value-type="string">
            <text:p>File transferred</text:p>
          </table:table-cell>
          <table:table-cell table:style-name="ce2" office:value-type="string" calcext:value-type="string">
            <text:p>CPU Idle</text:p>
          </table:table-cell>
          <table:table-cell table:style-name="ce2" office:value-type="string" calcext:value-type="string">
            <text:p>Throughput</text:p>
          </table:table-cell>
          <table:table-cell table:style-name="ce2" office:value-type="string" calcext:value-type="string">
            <text:p>eBPF</text:p>
          </table:table-cell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Experience 7 March 2024</text:p>
          </table:table-cell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1472B</text:p>
          </table:table-cell>
          <table:table-cell table:style-name="ce6" office:value-type="float" office:value="729414" calcext:value-type="float">
            <text:p>729414</text:p>
          </table:table-cell>
          <table:table-cell table:style-name="ce6" office:value-type="float" office:value="1528" calcext:value-type="float">
            <text:p>1528</text:p>
          </table:table-cell>
          <table:table-cell table:style-name="ce7" table:formula="of:=[.F55]/[.E55]" office:value-type="percentage" office:value="0.00209483229003008" calcext:value-type="percentage">
            <text:p>0.21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8" office:value-type="string" calcext:value-type="string">
            <text:p>70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string" calcext:value-type="string">
            <text:p>ARM</text:p>
          </table:table-cell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1440B</text:p>
          </table:table-cell>
          <table:table-cell table:style-name="ce6" office:value-type="float" office:value="745625" calcext:value-type="float">
            <text:p>745625</text:p>
          </table:table-cell>
          <table:table-cell table:style-name="ce6" office:value-type="float" office:value="106309" calcext:value-type="float">
            <text:p>106309</text:p>
          </table:table-cell>
          <table:table-cell table:style-name="ce7" table:formula="of:=[.F56]/[.E56]" office:value-type="percentage" office:value="0.142577032690696" calcext:value-type="percentage">
            <text:p>14.26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68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1344B</text:p>
          </table:table-cell>
          <table:table-cell table:style-name="ce6" office:value-type="float" office:value="798888" calcext:value-type="float">
            <text:p>798888</text:p>
          </table:table-cell>
          <table:table-cell table:style-name="ce6" office:value-type="float" office:value="57961" calcext:value-type="float">
            <text:p>57961</text:p>
          </table:table-cell>
          <table:table-cell table:style-name="ce7" table:formula="of:=[.F57]/[.E57]" office:value-type="percentage" office:value="0.0725520974154074" calcext:value-type="percentage">
            <text:p>7.26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65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1216B</text:p>
          </table:table-cell>
          <table:table-cell table:style-name="ce6" office:value-type="float" office:value="882978" calcext:value-type="float">
            <text:p>882978</text:p>
          </table:table-cell>
          <table:table-cell table:style-name="ce6" office:value-type="float" office:value="137386" calcext:value-type="float">
            <text:p>137386</text:p>
          </table:table-cell>
          <table:table-cell table:style-name="ce7" table:formula="of:=[.F58]/[.E58]" office:value-type="percentage" office:value="0.155593910607059" calcext:value-type="percentage">
            <text:p>15.56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9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1114B</text:p>
          </table:table-cell>
          <table:table-cell table:style-name="ce6" office:value-type="float" office:value="963810" calcext:value-type="float">
            <text:p>963810</text:p>
          </table:table-cell>
          <table:table-cell table:style-name="ce6" office:value-type="float" office:value="216803" calcext:value-type="float">
            <text:p>216803</text:p>
          </table:table-cell>
          <table:table-cell table:style-name="ce7" table:formula="of:=[.F59]/[.E59]" office:value-type="percentage" office:value="0.224943712972474" calcext:value-type="percentage">
            <text:p>22.49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5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1088B</text:p>
          </table:table-cell>
          <table:table-cell table:style-name="ce6" office:value-type="float" office:value="986853" calcext:value-type="float">
            <text:p>986853</text:p>
          </table:table-cell>
          <table:table-cell table:style-name="ce6" office:value-type="float" office:value="235201" calcext:value-type="float">
            <text:p>235201</text:p>
          </table:table-cell>
          <table:table-cell table:style-name="ce7" table:formula="of:=[.F60]/[.E60]" office:value-type="percentage" office:value="0.238334382121755" calcext:value-type="percentage">
            <text:p>23.83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35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1024B</text:p>
          </table:table-cell>
          <table:table-cell table:style-name="ce6" office:value-type="float" office:value="1048554" calcext:value-type="float">
            <text:p>1048554</text:p>
          </table:table-cell>
          <table:table-cell table:style-name="ce6" office:value-type="float" office:value="293232" calcext:value-type="float">
            <text:p>293232</text:p>
          </table:table-cell>
          <table:table-cell table:style-name="ce7" table:formula="of:=[.F61]/[.E61]" office:value-type="percentage" office:value="0.279653694516448" calcext:value-type="percentage">
            <text:p>27.97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0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960B</text:p>
          </table:table-cell>
          <table:table-cell table:style-name="ce6" office:value-type="float" office:value="1118482" calcext:value-type="float">
            <text:p>1118482</text:p>
          </table:table-cell>
          <table:table-cell table:style-name="ce6" office:value-type="float" office:value="360357" calcext:value-type="float">
            <text:p>360357</text:p>
          </table:table-cell>
          <table:table-cell table:style-name="ce7" table:formula="of:=[.F62]/[.E62]" office:value-type="percentage" office:value="0.322183995808605" calcext:value-type="percentage">
            <text:p>32.22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475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832B</text:p>
          </table:table-cell>
          <table:table-cell table:style-name="ce6" office:value-type="float" office:value="1290520" calcext:value-type="float">
            <text:p>1290520</text:p>
          </table:table-cell>
          <table:table-cell table:style-name="ce6" office:value-type="float" office:value="531315" calcext:value-type="float">
            <text:p>531315</text:p>
          </table:table-cell>
          <table:table-cell table:style-name="ce7" table:formula="of:=[.F63]/[.E63]" office:value-type="percentage" office:value="0.411706133961504" calcext:value-type="percentage">
            <text:p>41.17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41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704B</text:p>
          </table:table-cell>
          <table:table-cell table:style-name="ce6" office:value-type="float" office:value="1525196" calcext:value-type="float">
            <text:p>1525196</text:p>
          </table:table-cell>
          <table:table-cell table:style-name="ce6" office:value-type="float" office:value="754842" calcext:value-type="float">
            <text:p>754842</text:p>
          </table:table-cell>
          <table:table-cell table:style-name="ce7" table:formula="of:=[.F64]/[.E64]" office:value-type="percentage" office:value="0.494914751940079" calcext:value-type="percentage">
            <text:p>49.49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35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512B</text:p>
          </table:table-cell>
          <table:table-cell table:style-name="ce6" office:value-type="float" office:value="2097152" calcext:value-type="float">
            <text:p>2097152</text:p>
          </table:table-cell>
          <table:table-cell table:style-name="ce6" office:value-type="float" office:value="1320027" calcext:value-type="float">
            <text:p>1320027</text:p>
          </table:table-cell>
          <table:table-cell table:style-name="ce7" table:formula="of:=[.F65]/[.E65]" office:value-type="percentage" office:value="0.629437923431397" calcext:value-type="percentage">
            <text:p>62.94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26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acket Size</text:p>
          </table:table-cell>
          <table:table-cell table:style-name="ce2" office:value-type="string" calcext:value-type="string">
            <text:p>Total Packets</text:p>
          </table:table-cell>
          <table:table-cell table:style-name="ce2" office:value-type="string" calcext:value-type="string">
            <text:p>Lost</text:p>
          </table:table-cell>
          <table:table-cell table:style-name="ce2" office:value-type="string" calcext:value-type="string">
            <text:p>Lost Ratio</text:p>
          </table:table-cell>
          <table:table-cell table:style-name="ce2" office:value-type="string" calcext:value-type="string">
            <text:p>File transferred</text:p>
          </table:table-cell>
          <table:table-cell table:style-name="ce2" office:value-type="string" calcext:value-type="string">
            <text:p>CPU Idle</text:p>
          </table:table-cell>
          <table:table-cell table:style-name="ce2" office:value-type="string" calcext:value-type="string">
            <text:p>Throughput</text:p>
          </table:table-cell>
          <table:table-cell table:style-name="ce2" office:value-type="string" calcext:value-type="string">
            <text:p>eBPF</text:p>
          </table:table-cell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Experience 7 March 2024</text:p>
          </table:table-cell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1472B</text:p>
          </table:table-cell>
          <table:table-cell table:style-name="ce6" office:value-type="float" office:value="729410" calcext:value-type="float">
            <text:p>72941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F67]/[.E67]" office:value-type="percentage" office:value="0" calcext:value-type="percentage">
            <text:p>0.0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8" office:value-type="string" calcext:value-type="string">
            <text:p>70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string" calcext:value-type="string">
            <text:p>ARM</text:p>
          </table:table-cell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1440B</text:p>
          </table:table-cell>
          <table:table-cell table:style-name="ce6" office:value-type="float" office:value="745654" calcext:value-type="float">
            <text:p>745654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F68]/[.E68]" office:value-type="percentage" office:value="0" calcext:value-type="percentage">
            <text:p>0.0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8" office:value-type="string" calcext:value-type="string">
            <text:p>70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1344B</text:p>
          </table:table-cell>
          <table:table-cell table:style-name="ce6" office:value-type="float" office:value="798883" calcext:value-type="float">
            <text:p>798883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F69]/[.E69]" office:value-type="percentage" office:value="0" calcext:value-type="percentage">
            <text:p>0.0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8" office:value-type="string" calcext:value-type="string">
            <text:p>70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1216B</text:p>
          </table:table-cell>
          <table:table-cell table:style-name="ce6" office:value-type="float" office:value="882983" calcext:value-type="float">
            <text:p>882983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F70]/[.E70]" office:value-type="percentage" office:value="0" calcext:value-type="percentage">
            <text:p>0.0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8" office:value-type="string" calcext:value-type="string">
            <text:p>70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1114B</text:p>
          </table:table-cell>
          <table:table-cell table:style-name="ce6" office:value-type="float" office:value="963862" calcext:value-type="float">
            <text:p>963862</text:p>
          </table:table-cell>
          <table:table-cell table:style-name="ce6" office:value-type="float" office:value="33190" calcext:value-type="float">
            <text:p>33190</text:p>
          </table:table-cell>
          <table:table-cell table:style-name="ce7" table:formula="of:=[.F71]/[.E71]" office:value-type="percentage" office:value="0.0344343899852884" calcext:value-type="percentage">
            <text:p>3.44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675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1088B</text:p>
          </table:table-cell>
          <table:table-cell table:style-name="ce6" office:value-type="float" office:value="986865" calcext:value-type="float">
            <text:p>986865</text:p>
          </table:table-cell>
          <table:table-cell table:style-name="ce6" office:value-type="float" office:value="57285" calcext:value-type="float">
            <text:p>57285</text:p>
          </table:table-cell>
          <table:table-cell table:style-name="ce7" table:formula="of:=[.F72]/[.E72]" office:value-type="percentage" office:value="0.0580474532990835" calcext:value-type="percentage">
            <text:p>5.8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66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1024B</text:p>
          </table:table-cell>
          <table:table-cell table:style-name="ce6" office:value-type="float" office:value="1048559" calcext:value-type="float">
            <text:p>1048559</text:p>
          </table:table-cell>
          <table:table-cell table:style-name="ce6" office:value-type="float" office:value="117187" calcext:value-type="float">
            <text:p>117187</text:p>
          </table:table-cell>
          <table:table-cell table:style-name="ce7" table:formula="of:=[.F73]/[.E73]" office:value-type="percentage" office:value="0.11176004402232" calcext:value-type="percentage">
            <text:p>11.18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62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960B</text:p>
          </table:table-cell>
          <table:table-cell table:style-name="ce6" office:value-type="float" office:value="1118482" calcext:value-type="float">
            <text:p>1118482</text:p>
          </table:table-cell>
          <table:table-cell table:style-name="ce6" office:value-type="float" office:value="187247" calcext:value-type="float">
            <text:p>187247</text:p>
          </table:table-cell>
          <table:table-cell table:style-name="ce7" table:formula="of:=[.F74]/[.E74]" office:value-type="percentage" office:value="0.167411724104635" calcext:value-type="percentage">
            <text:p>16.74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8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832B</text:p>
          </table:table-cell>
          <table:table-cell table:style-name="ce6" office:value-type="float" office:value="1290491" calcext:value-type="float">
            <text:p>1290491</text:p>
          </table:table-cell>
          <table:table-cell table:style-name="ce6" office:value-type="float" office:value="355081" calcext:value-type="float">
            <text:p>355081</text:p>
          </table:table-cell>
          <table:table-cell table:style-name="ce7" table:formula="of:=[.F75]/[.E75]" office:value-type="percentage" office:value="0.275151860803369" calcext:value-type="percentage">
            <text:p>27.52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1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704B</text:p>
          </table:table-cell>
          <table:table-cell table:style-name="ce6" office:value-type="float" office:value="1525168" calcext:value-type="float">
            <text:p>1525168</text:p>
          </table:table-cell>
          <table:table-cell table:style-name="ce6" office:value-type="float" office:value="586498" calcext:value-type="float">
            <text:p>586498</text:p>
          </table:table-cell>
          <table:table-cell table:style-name="ce7" table:formula="of:=[.F76]/[.E76]" office:value-type="percentage" office:value="0.384546489304785" calcext:value-type="percentage">
            <text:p>38.45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43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700Mbps</text:p>
          </table:table-cell>
          <table:table-cell table:style-name="ce5" office:value-type="string" calcext:value-type="string">
            <text:p>512B</text:p>
          </table:table-cell>
          <table:table-cell table:style-name="ce6" office:value-type="float" office:value="2097117" calcext:value-type="float">
            <text:p>2097117</text:p>
          </table:table-cell>
          <table:table-cell table:style-name="ce6" office:value-type="float" office:value="1159685" calcext:value-type="float">
            <text:p>1159685</text:p>
          </table:table-cell>
          <table:table-cell table:style-name="ce7" table:formula="of:=[.F77]/[.E77]" office:value-type="percentage" office:value="0.552990128829245" calcext:value-type="percentage">
            <text:p>55.3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31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acket Size</text:p>
          </table:table-cell>
          <table:table-cell table:style-name="ce2" office:value-type="string" calcext:value-type="string">
            <text:p>Total Packets</text:p>
          </table:table-cell>
          <table:table-cell table:style-name="ce2" office:value-type="string" calcext:value-type="string">
            <text:p>Lost</text:p>
          </table:table-cell>
          <table:table-cell table:style-name="ce2" office:value-type="string" calcext:value-type="string">
            <text:p>Lost Ratio</text:p>
          </table:table-cell>
          <table:table-cell table:style-name="ce2" office:value-type="string" calcext:value-type="string">
            <text:p>File transferred</text:p>
          </table:table-cell>
          <table:table-cell table:style-name="ce2" office:value-type="string" calcext:value-type="string">
            <text:p>CPU Idle</text:p>
          </table:table-cell>
          <table:table-cell table:style-name="ce2" office:value-type="string" calcext:value-type="string">
            <text:p>Throughput</text:p>
          </table:table-cell>
          <table:table-cell table:style-name="ce2" office:value-type="string" calcext:value-type="string">
            <text:p>eBPF</text:p>
          </table:table-cell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Experience 7 March 2024</text:p>
          </table:table-cell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1472B</text:p>
          </table:table-cell>
          <table:table-cell table:style-name="ce6" office:value-type="float" office:value="729445" calcext:value-type="float">
            <text:p>729445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F80]/[.E80]" office:value-type="percentage" office:value="0" calcext:value-type="percentage">
            <text:p>0.0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8" office:value-type="string" calcext:value-type="string">
            <text:p>60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string" calcext:value-type="string">
            <text:p>ARM</text:p>
          </table:table-cell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1440B</text:p>
          </table:table-cell>
          <table:table-cell table:style-name="ce6" office:value-type="float" office:value="745644" calcext:value-type="float">
            <text:p>745644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F81]/[.E81]" office:value-type="percentage" office:value="0" calcext:value-type="percentage">
            <text:p>0.0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8" office:value-type="string" calcext:value-type="string">
            <text:p>68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1344B</text:p>
          </table:table-cell>
          <table:table-cell table:style-name="ce6" office:value-type="float" office:value="798916" calcext:value-type="float">
            <text:p>798916</text:p>
          </table:table-cell>
          <table:table-cell table:style-name="ce6" office:value-type="float" office:value="141" calcext:value-type="float">
            <text:p>141</text:p>
          </table:table-cell>
          <table:table-cell table:style-name="ce7" table:formula="of:=[.F82]/[.E82]" office:value-type="percentage" office:value="0.000176489142788478" calcext:value-type="percentage">
            <text:p>0.02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8" office:value-type="string" calcext:value-type="string">
            <text:p>65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1216B</text:p>
          </table:table-cell>
          <table:table-cell table:style-name="ce6" office:value-type="float" office:value="883002" calcext:value-type="float">
            <text:p>883002</text:p>
          </table:table-cell>
          <table:table-cell table:style-name="ce6" office:value-type="float" office:value="7416" calcext:value-type="float">
            <text:p>7416</text:p>
          </table:table-cell>
          <table:table-cell table:style-name="ce7" table:formula="of:=[.F83]/[.E83]" office:value-type="percentage" office:value="0.00839862197367616" calcext:value-type="percentage">
            <text:p>0.84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9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1114B</text:p>
          </table:table-cell>
          <table:table-cell table:style-name="ce6" office:value-type="float" office:value="963862" calcext:value-type="float">
            <text:p>963862</text:p>
          </table:table-cell>
          <table:table-cell table:style-name="ce6" office:value-type="float" office:value="80370" calcext:value-type="float">
            <text:p>80370</text:p>
          </table:table-cell>
          <table:table-cell table:style-name="ce7" table:formula="of:=[.F84]/[.E84]" office:value-type="percentage" office:value="0.0833833059089372" calcext:value-type="percentage">
            <text:p>8.34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9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1088B</text:p>
          </table:table-cell>
          <table:table-cell table:style-name="ce6" office:value-type="float" office:value="986885" calcext:value-type="float">
            <text:p>986885</text:p>
          </table:table-cell>
          <table:table-cell table:style-name="ce6" office:value-type="float" office:value="102281" calcext:value-type="float">
            <text:p>102281</text:p>
          </table:table-cell>
          <table:table-cell table:style-name="ce7" table:formula="of:=[.F85]/[.E85]" office:value-type="percentage" office:value="0.103640241770824" calcext:value-type="percentage">
            <text:p>10.36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5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1024B</text:p>
          </table:table-cell>
          <table:table-cell table:style-name="ce6" office:value-type="float" office:value="1048554" calcext:value-type="float">
            <text:p>1048554</text:p>
          </table:table-cell>
          <table:table-cell table:style-name="ce6" office:value-type="float" office:value="159758" calcext:value-type="float">
            <text:p>159758</text:p>
          </table:table-cell>
          <table:table-cell table:style-name="ce7" table:formula="of:=[.F86]/[.E86]" office:value-type="percentage" office:value="0.152360298086698" calcext:value-type="percentage">
            <text:p>15.24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0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960B</text:p>
          </table:table-cell>
          <table:table-cell table:style-name="ce6" office:value-type="float" office:value="1118482" calcext:value-type="float">
            <text:p>1118482</text:p>
          </table:table-cell>
          <table:table-cell table:style-name="ce6" office:value-type="float" office:value="229301" calcext:value-type="float">
            <text:p>229301</text:p>
          </table:table-cell>
          <table:table-cell table:style-name="ce7" table:formula="of:=[.F87]/[.E87]" office:value-type="percentage" office:value="0.205010898700203" calcext:value-type="percentage">
            <text:p>20.5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48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832B</text:p>
          </table:table-cell>
          <table:table-cell table:style-name="ce6" office:value-type="float" office:value="1290566" calcext:value-type="float">
            <text:p>1290566</text:p>
          </table:table-cell>
          <table:table-cell table:style-name="ce6" office:value-type="float" office:value="390789" calcext:value-type="float">
            <text:p>390789</text:p>
          </table:table-cell>
          <table:table-cell table:style-name="ce7" table:formula="of:=[.F88]/[.E88]" office:value-type="percentage" office:value="0.302804350959192" calcext:value-type="percentage">
            <text:p>30.28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42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704B</text:p>
          </table:table-cell>
          <table:table-cell table:style-name="ce6" office:value-type="float" office:value="1525196" calcext:value-type="float">
            <text:p>1525196</text:p>
          </table:table-cell>
          <table:table-cell table:style-name="ce6" office:value-type="float" office:value="618773" calcext:value-type="float">
            <text:p>618773</text:p>
          </table:table-cell>
          <table:table-cell table:style-name="ce7" table:formula="of:=[.F89]/[.E89]" office:value-type="percentage" office:value="0.405700644376198" calcext:value-type="percentage">
            <text:p>40.57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35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512B</text:p>
          </table:table-cell>
          <table:table-cell table:style-name="ce6" office:value-type="float" office:value="2097152" calcext:value-type="float">
            <text:p>2097152</text:p>
          </table:table-cell>
          <table:table-cell table:style-name="ce6" office:value-type="float" office:value="1185531" calcext:value-type="float">
            <text:p>1185531</text:p>
          </table:table-cell>
          <table:table-cell table:style-name="ce7" table:formula="of:=[.F90]/[.E90]" office:value-type="percentage" office:value="0.565305233001709" calcext:value-type="percentage">
            <text:p>56.53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260Mbps</text:p>
          </table:table-cell>
          <table:table-cell table:style-name="ce10" office:value-type="string" calcext:value-type="string">
            <text:p>No</text:p>
          </table:table-cell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acket Size</text:p>
          </table:table-cell>
          <table:table-cell table:style-name="ce2" office:value-type="string" calcext:value-type="string">
            <text:p>Total Packets</text:p>
          </table:table-cell>
          <table:table-cell table:style-name="ce2" office:value-type="string" calcext:value-type="string">
            <text:p>Lost</text:p>
          </table:table-cell>
          <table:table-cell table:style-name="ce2" office:value-type="string" calcext:value-type="string">
            <text:p>Lost Ratio</text:p>
          </table:table-cell>
          <table:table-cell table:style-name="ce2" office:value-type="string" calcext:value-type="string">
            <text:p>File transferred</text:p>
          </table:table-cell>
          <table:table-cell table:style-name="ce2" office:value-type="string" calcext:value-type="string">
            <text:p>CPU Idle</text:p>
          </table:table-cell>
          <table:table-cell table:style-name="ce2" office:value-type="string" calcext:value-type="string">
            <text:p>Throughput</text:p>
          </table:table-cell>
          <table:table-cell table:style-name="ce2" office:value-type="string" calcext:value-type="string">
            <text:p>eBPF</text:p>
          </table:table-cell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Experience 7 March 2024</text:p>
          </table:table-cell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1472B</text:p>
          </table:table-cell>
          <table:table-cell table:style-name="ce6" office:value-type="float" office:value="729410" calcext:value-type="float">
            <text:p>72941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F92]/[.E92]" office:value-type="percentage" office:value="0" calcext:value-type="percentage">
            <text:p>0.0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8" office:value-type="string" calcext:value-type="string">
            <text:p>60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/>
          <table:table-cell table:style-name="ce4" office:value-type="string" calcext:value-type="string">
            <text:p>ARM</text:p>
          </table:table-cell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1440B</text:p>
          </table:table-cell>
          <table:table-cell table:style-name="ce6" office:value-type="float" office:value="745654" calcext:value-type="float">
            <text:p>745654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F93]/[.E93]" office:value-type="percentage" office:value="0" calcext:value-type="percentage">
            <text:p>0.0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.26" calcext:value-type="percentage">
            <text:p>26.00%</text:p>
          </table:table-cell>
          <table:table-cell table:style-name="ce8" office:value-type="string" calcext:value-type="string">
            <text:p>60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1344B</text:p>
          </table:table-cell>
          <table:table-cell table:style-name="ce6" office:value-type="float" office:value="798883" calcext:value-type="float">
            <text:p>798883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F94]/[.E94]" office:value-type="percentage" office:value="0" calcext:value-type="percentage">
            <text:p>0.0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.22" calcext:value-type="percentage">
            <text:p>22.00%</text:p>
          </table:table-cell>
          <table:table-cell table:style-name="ce8" office:value-type="string" calcext:value-type="string">
            <text:p>60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1216B</text:p>
          </table:table-cell>
          <table:table-cell table:style-name="ce6" office:value-type="float" office:value="882983" calcext:value-type="float">
            <text:p>882983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F95]/[.E95]" office:value-type="percentage" office:value="0" calcext:value-type="percentage">
            <text:p>0.0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8" office:value-type="string" calcext:value-type="string">
            <text:p>60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1114B</text:p>
          </table:table-cell>
          <table:table-cell table:style-name="ce6" office:value-type="float" office:value="963862" calcext:value-type="float">
            <text:p>963862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F96]/[.E96]" office:value-type="percentage" office:value="0" calcext:value-type="percentage">
            <text:p>0.0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8" office:value-type="string" calcext:value-type="string">
            <text:p>60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1088B</text:p>
          </table:table-cell>
          <table:table-cell table:style-name="ce6" office:value-type="float" office:value="986893" calcext:value-type="float">
            <text:p>986893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F97]/[.E97]" office:value-type="percentage" office:value="0" calcext:value-type="percentage">
            <text:p>0.0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8" office:value-type="string" calcext:value-type="string">
            <text:p>60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1024B</text:p>
          </table:table-cell>
          <table:table-cell table:style-name="ce6" office:value-type="float" office:value="1048559" calcext:value-type="float">
            <text:p>1048559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F98]/[.E98]" office:value-type="percentage" office:value="0" calcext:value-type="percentage">
            <text:p>0.0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8" office:value-type="string" calcext:value-type="string">
            <text:p>60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960B</text:p>
          </table:table-cell>
          <table:table-cell table:style-name="ce6" office:value-type="float" office:value="1118482" calcext:value-type="float">
            <text:p>1118482</text:p>
          </table:table-cell>
          <table:table-cell table:style-name="ce6" office:value-type="float" office:value="42249" calcext:value-type="float">
            <text:p>42249</text:p>
          </table:table-cell>
          <table:table-cell table:style-name="ce7" table:formula="of:=[.F99]/[.E99]" office:value-type="percentage" office:value="0.0377735180360524" calcext:value-type="percentage">
            <text:p>3.78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60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832B</text:p>
          </table:table-cell>
          <table:table-cell table:style-name="ce6" office:value-type="float" office:value="1290556" calcext:value-type="float">
            <text:p>1290556</text:p>
          </table:table-cell>
          <table:table-cell table:style-name="ce6" office:value-type="float" office:value="213210" calcext:value-type="float">
            <text:p>213210</text:p>
          </table:table-cell>
          <table:table-cell table:style-name="ce7" table:formula="of:=[.F100]/[.E100]" office:value-type="percentage" office:value="0.165207863897421" calcext:value-type="percentage">
            <text:p>16.52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51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704B</text:p>
          </table:table-cell>
          <table:table-cell table:style-name="ce6" office:value-type="float" office:value="1525168" calcext:value-type="float">
            <text:p>1525168</text:p>
          </table:table-cell>
          <table:table-cell table:style-name="ce6" office:value-type="float" office:value="445013" calcext:value-type="float">
            <text:p>445013</text:p>
          </table:table-cell>
          <table:table-cell table:style-name="ce7" table:formula="of:=[.F101]/[.E101]" office:value-type="percentage" office:value="0.291779659683392" calcext:value-type="percentage">
            <text:p>29.18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43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600Mbps</text:p>
          </table:table-cell>
          <table:table-cell table:style-name="ce5" office:value-type="string" calcext:value-type="string">
            <text:p>512B</text:p>
          </table:table-cell>
          <table:table-cell table:style-name="ce6" office:value-type="float" office:value="2097117" calcext:value-type="float">
            <text:p>2097117</text:p>
          </table:table-cell>
          <table:table-cell table:style-name="ce6" office:value-type="float" office:value="1017038" calcext:value-type="float">
            <text:p>1017038</text:p>
          </table:table-cell>
          <table:table-cell table:style-name="ce7" table:formula="of:=[.F102]/[.E102]" office:value-type="percentage" office:value="0.484969603508054" calcext:value-type="percentage">
            <text:p>48.50%</text:p>
          </table:table-cell>
          <table:table-cell table:style-name="ce8" office:value-type="string" calcext:value-type="string">
            <text:p>1G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office:value-type="string" calcext:value-type="string">
            <text:p>310Mbps</text:p>
          </table:table-cell>
          <table:table-cell table:style-name="ce10" office:value-type="string" calcext:value-type="string">
            <text:p>Yes</text:p>
          </table:table-cell>
          <table:table-cell table:number-columns-repeated="16373"/>
        </table:table-row>
        <table:table-row table:style-name="ro1" table:number-rows-repeated="1048473">
          <table:table-cell table:number-columns-repeated="16384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09:17:20.517643312</meta:creation-date>
    <dc:date>2024-03-13T14:06:54.683405893</dc:date>
    <meta:editing-duration>PT1H22M17S</meta:editing-duration>
    <meta:editing-cycles>22</meta:editing-cycles>
    <meta:generator>LibreOffice/7.4.7.2$Linux_X86_64 LibreOffice_project/40$Build-2</meta:generator>
    <meta:document-statistic meta:table-count="1" meta:cell-count="888" meta:object-count="0"/>
  </office:meta>
</office:document-meta>
</file>